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">
      <style:table-cell-properties style:rotation-align="none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3" table:default-cell-style-name="ce3"/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100/15*[.A2]" office:value-type="float" office:value="6.66666666666667" calcext:value-type="float">
            <text:p>6.66666666666667</text:p>
          </table:table-cell>
          <table:table-cell table:formula="of:=100/21*[.A2]" office:value-type="float" office:value="4.76190476190476" calcext:value-type="float">
            <text:p>4.76190476190476</text:p>
          </table:table-cell>
          <table:table-cell table:formula="of:=100/35*[.A2]" office:value-type="float" office:value="2.85714285714286" calcext:value-type="float">
            <text:p>2.85714285714286</text:p>
          </table:table-cell>
          <table:table-cell table:formula="of:=[.E2]+1" office:value-type="float" office:value="2" calcext:value-type="float">
            <text:p>2</text:p>
          </table:table-cell>
          <table:table-cell table:formula="of:=100/24*[.E2]" office:value-type="float" office:value="4.16666666666667" calcext:value-type="float">
            <text:p>4.16666666666667</text:p>
          </table:table-cell>
          <table:table-cell table:formula="of:=100/40*[.E2]" office:value-type="float" office:value="2.5" calcext:value-type="float">
            <text:p>2.5</text:p>
          </table:table-cell>
          <table:table-cell table:formula="of:=100/60*[.E2]" office:value-type="float" office:value="1.66666666666667" calcext:value-type="float">
            <text:p>1.66666666666667</text:p>
          </table:table-cell>
          <table:table-cell table:number-columns-repeated="1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100/15*[.A3]" office:value-type="float" office:value="13.3333333333333" calcext:value-type="float">
            <text:p>13.3333333333333</text:p>
          </table:table-cell>
          <table:table-cell table:formula="of:=100/21*[.A3]" office:value-type="float" office:value="9.52380952380952" calcext:value-type="float">
            <text:p>9.52380952380952</text:p>
          </table:table-cell>
          <table:table-cell table:formula="of:=100/35*[.A3]" office:value-type="float" office:value="5.71428571428571" calcext:value-type="float">
            <text:p>5.71428571428571</text:p>
          </table:table-cell>
          <table:table-cell table:formula="of:=[.E3]+1" office:value-type="float" office:value="3" calcext:value-type="float">
            <text:p>3</text:p>
          </table:table-cell>
          <table:table-cell table:formula="of:=100/24*[.E3]" office:value-type="float" office:value="8.33333333333333" calcext:value-type="float">
            <text:p>8.33333333333333</text:p>
          </table:table-cell>
          <table:table-cell table:formula="of:=100/40*[.E3]" office:value-type="float" office:value="5" calcext:value-type="float">
            <text:p>5</text:p>
          </table:table-cell>
          <table:table-cell table:formula="of:=100/60*[.E3]" office:value-type="float" office:value="3.33333333333333" calcext:value-type="float">
            <text:p>3.33333333333333</text:p>
          </table:table-cell>
          <table:table-cell table:number-columns-repeated="1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100/15*[.A4]" office:value-type="float" office:value="20" calcext:value-type="float">
            <text:p>20</text:p>
          </table:table-cell>
          <table:table-cell table:formula="of:=100/21*[.A4]" office:value-type="float" office:value="14.2857142857143" calcext:value-type="float">
            <text:p>14.2857142857143</text:p>
          </table:table-cell>
          <table:table-cell table:formula="of:=100/35*[.A4]" office:value-type="float" office:value="8.57142857142857" calcext:value-type="float">
            <text:p>8.57142857142857</text:p>
          </table:table-cell>
          <table:table-cell table:formula="of:=[.E4]+1" office:value-type="float" office:value="4" calcext:value-type="float">
            <text:p>4</text:p>
          </table:table-cell>
          <table:table-cell table:formula="of:=100/24*[.E4]" office:value-type="float" office:value="12.5" calcext:value-type="float">
            <text:p>12.5</text:p>
          </table:table-cell>
          <table:table-cell table:formula="of:=100/40*[.E4]" office:value-type="float" office:value="7.5" calcext:value-type="float">
            <text:p>7.5</text:p>
          </table:table-cell>
          <table:table-cell table:formula="of:=100/60*[.E4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100/15*[.A5]" office:value-type="float" office:value="26.6666666666667" calcext:value-type="float">
            <text:p>26.6666666666667</text:p>
          </table:table-cell>
          <table:table-cell table:formula="of:=100/21*[.A5]" office:value-type="float" office:value="19.047619047619" calcext:value-type="float">
            <text:p>19.047619047619</text:p>
          </table:table-cell>
          <table:table-cell table:formula="of:=100/35*[.A5]" office:value-type="float" office:value="11.4285714285714" calcext:value-type="float">
            <text:p>11.4285714285714</text:p>
          </table:table-cell>
          <table:table-cell table:formula="of:=[.E5]+1" office:value-type="float" office:value="5" calcext:value-type="float">
            <text:p>5</text:p>
          </table:table-cell>
          <table:table-cell table:formula="of:=100/24*[.E5]" office:value-type="float" office:value="16.6666666666667" calcext:value-type="float">
            <text:p>16.6666666666667</text:p>
          </table:table-cell>
          <table:table-cell table:formula="of:=100/40*[.E5]" office:value-type="float" office:value="10" calcext:value-type="float">
            <text:p>10</text:p>
          </table:table-cell>
          <table:table-cell table:formula="of:=100/60*[.E5]" office:value-type="float" office:value="6.66666666666667" calcext:value-type="float">
            <text:p>6.66666666666667</text:p>
          </table:table-cell>
          <table:table-cell table:number-columns-repeated="1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100/15*[.A6]" office:value-type="float" office:value="33.3333333333333" calcext:value-type="float">
            <text:p>33.3333333333333</text:p>
          </table:table-cell>
          <table:table-cell table:formula="of:=100/21*[.A6]" office:value-type="float" office:value="23.8095238095238" calcext:value-type="float">
            <text:p>23.8095238095238</text:p>
          </table:table-cell>
          <table:table-cell table:formula="of:=100/35*[.A6]" office:value-type="float" office:value="14.2857142857143" calcext:value-type="float">
            <text:p>14.2857142857143</text:p>
          </table:table-cell>
          <table:table-cell table:formula="of:=[.E6]+1" office:value-type="float" office:value="6" calcext:value-type="float">
            <text:p>6</text:p>
          </table:table-cell>
          <table:table-cell table:formula="of:=100/24*[.E6]" office:value-type="float" office:value="20.8333333333333" calcext:value-type="float">
            <text:p>20.8333333333333</text:p>
          </table:table-cell>
          <table:table-cell table:formula="of:=100/40*[.E6]" office:value-type="float" office:value="12.5" calcext:value-type="float">
            <text:p>12.5</text:p>
          </table:table-cell>
          <table:table-cell table:formula="of:=100/60*[.E6]" office:value-type="float" office:value="8.33333333333333" calcext:value-type="float">
            <text:p>8.33333333333333</text:p>
          </table:table-cell>
          <table:table-cell table:number-columns-repeated="1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100/15*[.A7]" office:value-type="float" office:value="40" calcext:value-type="float">
            <text:p>40</text:p>
          </table:table-cell>
          <table:table-cell table:formula="of:=100/21*[.A7]" office:value-type="float" office:value="28.5714285714286" calcext:value-type="float">
            <text:p>28.5714285714286</text:p>
          </table:table-cell>
          <table:table-cell table:formula="of:=100/35*[.A7]" office:value-type="float" office:value="17.1428571428571" calcext:value-type="float">
            <text:p>17.1428571428571</text:p>
          </table:table-cell>
          <table:table-cell table:formula="of:=[.E7]+1" office:value-type="float" office:value="7" calcext:value-type="float">
            <text:p>7</text:p>
          </table:table-cell>
          <table:table-cell table:formula="of:=100/24*[.E7]" office:value-type="float" office:value="25" calcext:value-type="float">
            <text:p>25</text:p>
          </table:table-cell>
          <table:table-cell table:formula="of:=100/40*[.E7]" office:value-type="float" office:value="15" calcext:value-type="float">
            <text:p>15</text:p>
          </table:table-cell>
          <table:table-cell table:formula="of:=100/60*[.E7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100/15*[.A8]" office:value-type="float" office:value="46.6666666666667" calcext:value-type="float">
            <text:p>46.6666666666667</text:p>
          </table:table-cell>
          <table:table-cell table:formula="of:=100/21*[.A8]" office:value-type="float" office:value="33.3333333333333" calcext:value-type="float">
            <text:p>33.3333333333333</text:p>
          </table:table-cell>
          <table:table-cell table:formula="of:=100/35*[.A8]" office:value-type="float" office:value="20" calcext:value-type="float">
            <text:p>20</text:p>
          </table:table-cell>
          <table:table-cell table:formula="of:=[.E8]+1" office:value-type="float" office:value="8" calcext:value-type="float">
            <text:p>8</text:p>
          </table:table-cell>
          <table:table-cell table:formula="of:=100/24*[.E8]" office:value-type="float" office:value="29.1666666666667" calcext:value-type="float">
            <text:p>29.1666666666667</text:p>
          </table:table-cell>
          <table:table-cell table:formula="of:=100/40*[.E8]" office:value-type="float" office:value="17.5" calcext:value-type="float">
            <text:p>17.5</text:p>
          </table:table-cell>
          <table:table-cell table:formula="of:=100/60*[.E8]" office:value-type="float" office:value="11.6666666666667" calcext:value-type="float">
            <text:p>11.6666666666667</text:p>
          </table:table-cell>
          <table:table-cell table:number-columns-repeated="1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100/15*[.A9]" office:value-type="float" office:value="53.3333333333333" calcext:value-type="float">
            <text:p>53.3333333333333</text:p>
          </table:table-cell>
          <table:table-cell table:formula="of:=100/21*[.A9]" office:value-type="float" office:value="38.0952380952381" calcext:value-type="float">
            <text:p>38.0952380952381</text:p>
          </table:table-cell>
          <table:table-cell table:formula="of:=100/35*[.A9]" office:value-type="float" office:value="22.8571428571429" calcext:value-type="float">
            <text:p>22.8571428571429</text:p>
          </table:table-cell>
          <table:table-cell table:formula="of:=[.E9]+1" office:value-type="float" office:value="9" calcext:value-type="float">
            <text:p>9</text:p>
          </table:table-cell>
          <table:table-cell table:formula="of:=100/24*[.E9]" office:value-type="float" office:value="33.3333333333333" calcext:value-type="float">
            <text:p>33.3333333333333</text:p>
          </table:table-cell>
          <table:table-cell table:formula="of:=100/40*[.E9]" office:value-type="float" office:value="20" calcext:value-type="float">
            <text:p>20</text:p>
          </table:table-cell>
          <table:table-cell table:formula="of:=100/60*[.E9]" office:value-type="float" office:value="13.3333333333333" calcext:value-type="float">
            <text:p>13.3333333333333</text:p>
          </table:table-cell>
          <table:table-cell table:number-columns-repeated="1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100/15*[.A10]" office:value-type="float" office:value="60" calcext:value-type="float">
            <text:p>60</text:p>
          </table:table-cell>
          <table:table-cell table:formula="of:=100/21*[.A10]" office:value-type="float" office:value="42.8571428571429" calcext:value-type="float">
            <text:p>42.8571428571429</text:p>
          </table:table-cell>
          <table:table-cell table:formula="of:=100/35*[.A10]" office:value-type="float" office:value="25.7142857142857" calcext:value-type="float">
            <text:p>25.7142857142857</text:p>
          </table:table-cell>
          <table:table-cell table:formula="of:=[.E10]+1" office:value-type="float" office:value="10" calcext:value-type="float">
            <text:p>10</text:p>
          </table:table-cell>
          <table:table-cell table:formula="of:=100/24*[.E10]" office:value-type="float" office:value="37.5" calcext:value-type="float">
            <text:p>37.5</text:p>
          </table:table-cell>
          <table:table-cell table:formula="of:=100/40*[.E10]" office:value-type="float" office:value="22.5" calcext:value-type="float">
            <text:p>22.5</text:p>
          </table:table-cell>
          <table:table-cell table:formula="of:=100/60*[.E10]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100/15*[.A11]" office:value-type="float" office:value="66.6666666666667" calcext:value-type="float">
            <text:p>66.6666666666667</text:p>
          </table:table-cell>
          <table:table-cell table:formula="of:=100/21*[.A11]" office:value-type="float" office:value="47.6190476190476" calcext:value-type="float">
            <text:p>47.6190476190476</text:p>
          </table:table-cell>
          <table:table-cell table:formula="of:=100/35*[.A11]" office:value-type="float" office:value="28.5714285714286" calcext:value-type="float">
            <text:p>28.5714285714286</text:p>
          </table:table-cell>
          <table:table-cell table:formula="of:=[.E11]+1" office:value-type="float" office:value="11" calcext:value-type="float">
            <text:p>11</text:p>
          </table:table-cell>
          <table:table-cell table:formula="of:=100/24*[.E11]" office:value-type="float" office:value="41.6666666666667" calcext:value-type="float">
            <text:p>41.6666666666667</text:p>
          </table:table-cell>
          <table:table-cell table:formula="of:=100/40*[.E11]" office:value-type="float" office:value="25" calcext:value-type="float">
            <text:p>25</text:p>
          </table:table-cell>
          <table:table-cell table:formula="of:=100/60*[.E11]" office:value-type="float" office:value="16.6666666666667" calcext:value-type="float">
            <text:p>16.6666666666667</text:p>
          </table:table-cell>
          <table:table-cell table:number-columns-repeated="1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100/15*[.A12]" office:value-type="float" office:value="73.3333333333333" calcext:value-type="float">
            <text:p>73.3333333333333</text:p>
          </table:table-cell>
          <table:table-cell table:formula="of:=100/21*[.A12]" office:value-type="float" office:value="52.3809523809524" calcext:value-type="float">
            <text:p>52.3809523809524</text:p>
          </table:table-cell>
          <table:table-cell table:formula="of:=100/35*[.A12]" office:value-type="float" office:value="31.4285714285714" calcext:value-type="float">
            <text:p>31.4285714285714</text:p>
          </table:table-cell>
          <table:table-cell table:formula="of:=[.E12]+1" office:value-type="float" office:value="12" calcext:value-type="float">
            <text:p>12</text:p>
          </table:table-cell>
          <table:table-cell table:formula="of:=100/24*[.E12]" office:value-type="float" office:value="45.8333333333333" calcext:value-type="float">
            <text:p>45.8333333333333</text:p>
          </table:table-cell>
          <table:table-cell table:formula="of:=100/40*[.E12]" office:value-type="float" office:value="27.5" calcext:value-type="float">
            <text:p>27.5</text:p>
          </table:table-cell>
          <table:table-cell table:formula="of:=100/60*[.E12]" office:value-type="float" office:value="18.3333333333333" calcext:value-type="float">
            <text:p>18.3333333333333</text:p>
          </table:table-cell>
          <table:table-cell table:number-columns-repeated="1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100/15*[.A13]" office:value-type="float" office:value="80" calcext:value-type="float">
            <text:p>80</text:p>
          </table:table-cell>
          <table:table-cell table:formula="of:=100/21*[.A13]" office:value-type="float" office:value="57.1428571428571" calcext:value-type="float">
            <text:p>57.1428571428571</text:p>
          </table:table-cell>
          <table:table-cell table:formula="of:=100/35*[.A13]" office:value-type="float" office:value="34.2857142857143" calcext:value-type="float">
            <text:p>34.2857142857143</text:p>
          </table:table-cell>
          <table:table-cell table:formula="of:=[.E13]+1" office:value-type="float" office:value="13" calcext:value-type="float">
            <text:p>13</text:p>
          </table:table-cell>
          <table:table-cell table:formula="of:=100/24*[.E13]" office:value-type="float" office:value="50" calcext:value-type="float">
            <text:p>50</text:p>
          </table:table-cell>
          <table:table-cell table:formula="of:=100/40*[.E13]" office:value-type="float" office:value="30" calcext:value-type="float">
            <text:p>30</text:p>
          </table:table-cell>
          <table:table-cell table:formula="of:=100/60*[.E13]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100/15*[.A14]" office:value-type="float" office:value="86.6666666666667" calcext:value-type="float">
            <text:p>86.6666666666667</text:p>
          </table:table-cell>
          <table:table-cell table:formula="of:=100/21*[.A14]" office:value-type="float" office:value="61.9047619047619" calcext:value-type="float">
            <text:p>61.9047619047619</text:p>
          </table:table-cell>
          <table:table-cell table:formula="of:=100/35*[.A14]" office:value-type="float" office:value="37.1428571428571" calcext:value-type="float">
            <text:p>37.1428571428571</text:p>
          </table:table-cell>
          <table:table-cell table:formula="of:=[.E14]+1" office:value-type="float" office:value="14" calcext:value-type="float">
            <text:p>14</text:p>
          </table:table-cell>
          <table:table-cell table:formula="of:=100/24*[.E14]" office:value-type="float" office:value="54.1666666666667" calcext:value-type="float">
            <text:p>54.1666666666667</text:p>
          </table:table-cell>
          <table:table-cell table:formula="of:=100/40*[.E14]" office:value-type="float" office:value="32.5" calcext:value-type="float">
            <text:p>32.5</text:p>
          </table:table-cell>
          <table:table-cell table:formula="of:=100/60*[.E14]" office:value-type="float" office:value="21.6666666666667" calcext:value-type="float">
            <text:p>21.6666666666667</text:p>
          </table:table-cell>
          <table:table-cell table:number-columns-repeated="1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100/15*[.A15]" office:value-type="float" office:value="93.3333333333333" calcext:value-type="float">
            <text:p>93.3333333333333</text:p>
          </table:table-cell>
          <table:table-cell table:formula="of:=100/21*[.A15]" office:value-type="float" office:value="66.6666666666667" calcext:value-type="float">
            <text:p>66.6666666666667</text:p>
          </table:table-cell>
          <table:table-cell table:formula="of:=100/35*[.A15]" office:value-type="float" office:value="40" calcext:value-type="float">
            <text:p>40</text:p>
          </table:table-cell>
          <table:table-cell table:formula="of:=[.E15]+1" office:value-type="float" office:value="15" calcext:value-type="float">
            <text:p>15</text:p>
          </table:table-cell>
          <table:table-cell table:formula="of:=100/24*[.E15]" office:value-type="float" office:value="58.3333333333333" calcext:value-type="float">
            <text:p>58.3333333333333</text:p>
          </table:table-cell>
          <table:table-cell table:formula="of:=100/40*[.E15]" office:value-type="float" office:value="35" calcext:value-type="float">
            <text:p>35</text:p>
          </table:table-cell>
          <table:table-cell table:formula="of:=100/60*[.E15]" office:value-type="float" office:value="23.3333333333333" calcext:value-type="float">
            <text:p>23.3333333333333</text:p>
          </table:table-cell>
          <table:table-cell table:number-columns-repeated="1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100/15*[.A16]" office:value-type="float" office:value="100" calcext:value-type="float">
            <text:p>100</text:p>
          </table:table-cell>
          <table:table-cell table:formula="of:=100/21*[.A16]" office:value-type="float" office:value="71.4285714285714" calcext:value-type="float">
            <text:p>71.4285714285714</text:p>
          </table:table-cell>
          <table:table-cell table:formula="of:=100/35*[.A16]" office:value-type="float" office:value="42.8571428571429" calcext:value-type="float">
            <text:p>42.8571428571429</text:p>
          </table:table-cell>
          <table:table-cell table:formula="of:=[.E16]+1" office:value-type="float" office:value="16" calcext:value-type="float">
            <text:p>16</text:p>
          </table:table-cell>
          <table:table-cell table:formula="of:=100/24*[.E16]" office:value-type="float" office:value="62.5" calcext:value-type="float">
            <text:p>62.5</text:p>
          </table:table-cell>
          <table:table-cell table:formula="of:=100/40*[.E16]" office:value-type="float" office:value="37.5" calcext:value-type="float">
            <text:p>37.5</text:p>
          </table:table-cell>
          <table:table-cell table:formula="of:=100/60*[.E16]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100/15*[.A17]" office:value-type="float" office:value="106.666666666667" calcext:value-type="float">
            <text:p>106.666666666667</text:p>
          </table:table-cell>
          <table:table-cell table:formula="of:=100/21*[.A17]" office:value-type="float" office:value="76.1904761904762" calcext:value-type="float">
            <text:p>76.1904761904762</text:p>
          </table:table-cell>
          <table:table-cell table:formula="of:=100/35*[.A17]" office:value-type="float" office:value="45.7142857142857" calcext:value-type="float">
            <text:p>45.7142857142857</text:p>
          </table:table-cell>
          <table:table-cell table:formula="of:=[.E17]+1" office:value-type="float" office:value="17" calcext:value-type="float">
            <text:p>17</text:p>
          </table:table-cell>
          <table:table-cell table:formula="of:=100/24*[.E17]" office:value-type="float" office:value="66.6666666666667" calcext:value-type="float">
            <text:p>66.6666666666667</text:p>
          </table:table-cell>
          <table:table-cell table:formula="of:=100/40*[.E17]" office:value-type="float" office:value="40" calcext:value-type="float">
            <text:p>40</text:p>
          </table:table-cell>
          <table:table-cell table:formula="of:=100/60*[.E17]" office:value-type="float" office:value="26.6666666666667" calcext:value-type="float">
            <text:p>26.6666666666667</text:p>
          </table:table-cell>
          <table:table-cell table:number-columns-repeated="1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100/15*[.A18]" office:value-type="float" office:value="113.333333333333" calcext:value-type="float">
            <text:p>113.333333333333</text:p>
          </table:table-cell>
          <table:table-cell table:formula="of:=100/21*[.A18]" office:value-type="float" office:value="80.952380952381" calcext:value-type="float">
            <text:p>80.952380952381</text:p>
          </table:table-cell>
          <table:table-cell table:formula="of:=100/35*[.A18]" office:value-type="float" office:value="48.5714285714286" calcext:value-type="float">
            <text:p>48.5714285714286</text:p>
          </table:table-cell>
          <table:table-cell table:formula="of:=[.E18]+1" office:value-type="float" office:value="18" calcext:value-type="float">
            <text:p>18</text:p>
          </table:table-cell>
          <table:table-cell table:formula="of:=100/24*[.E18]" office:value-type="float" office:value="70.8333333333333" calcext:value-type="float">
            <text:p>70.8333333333333</text:p>
          </table:table-cell>
          <table:table-cell table:formula="of:=100/40*[.E18]" office:value-type="float" office:value="42.5" calcext:value-type="float">
            <text:p>42.5</text:p>
          </table:table-cell>
          <table:table-cell table:formula="of:=100/60*[.E18]" office:value-type="float" office:value="28.3333333333333" calcext:value-type="float">
            <text:p>28.3333333333333</text:p>
          </table:table-cell>
          <table:table-cell table:number-columns-repeated="1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100/15*[.A19]" office:value-type="float" office:value="120" calcext:value-type="float">
            <text:p>120</text:p>
          </table:table-cell>
          <table:table-cell table:formula="of:=100/21*[.A19]" office:value-type="float" office:value="85.7142857142857" calcext:value-type="float">
            <text:p>85.7142857142857</text:p>
          </table:table-cell>
          <table:table-cell table:formula="of:=100/35*[.A19]" office:value-type="float" office:value="51.4285714285714" calcext:value-type="float">
            <text:p>51.4285714285714</text:p>
          </table:table-cell>
          <table:table-cell table:formula="of:=[.E19]+1" office:value-type="float" office:value="19" calcext:value-type="float">
            <text:p>19</text:p>
          </table:table-cell>
          <table:table-cell table:formula="of:=100/24*[.E19]" office:value-type="float" office:value="75" calcext:value-type="float">
            <text:p>75</text:p>
          </table:table-cell>
          <table:table-cell table:formula="of:=100/40*[.E19]" office:value-type="float" office:value="45" calcext:value-type="float">
            <text:p>45</text:p>
          </table:table-cell>
          <table:table-cell table:formula="of:=100/60*[.E19]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100/15*[.A20]" office:value-type="float" office:value="126.666666666667" calcext:value-type="float">
            <text:p>126.666666666667</text:p>
          </table:table-cell>
          <table:table-cell table:formula="of:=100/21*[.A20]" office:value-type="float" office:value="90.4761904761905" calcext:value-type="float">
            <text:p>90.4761904761905</text:p>
          </table:table-cell>
          <table:table-cell table:formula="of:=100/35*[.A20]" office:value-type="float" office:value="54.2857142857143" calcext:value-type="float">
            <text:p>54.2857142857143</text:p>
          </table:table-cell>
          <table:table-cell table:formula="of:=[.E20]+1" office:value-type="float" office:value="20" calcext:value-type="float">
            <text:p>20</text:p>
          </table:table-cell>
          <table:table-cell table:formula="of:=100/24*[.E20]" office:value-type="float" office:value="79.1666666666667" calcext:value-type="float">
            <text:p>79.1666666666667</text:p>
          </table:table-cell>
          <table:table-cell table:formula="of:=100/40*[.E20]" office:value-type="float" office:value="47.5" calcext:value-type="float">
            <text:p>47.5</text:p>
          </table:table-cell>
          <table:table-cell table:formula="of:=100/60*[.E20]" office:value-type="float" office:value="31.6666666666667" calcext:value-type="float">
            <text:p>31.6666666666667</text:p>
          </table:table-cell>
          <table:table-cell table:number-columns-repeated="1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100/15*[.A21]" office:value-type="float" office:value="133.333333333333" calcext:value-type="float">
            <text:p>133.333333333333</text:p>
          </table:table-cell>
          <table:table-cell table:formula="of:=100/21*[.A21]" office:value-type="float" office:value="95.2380952380952" calcext:value-type="float">
            <text:p>95.2380952380952</text:p>
          </table:table-cell>
          <table:table-cell table:formula="of:=100/35*[.A21]" office:value-type="float" office:value="57.1428571428571" calcext:value-type="float">
            <text:p>57.1428571428571</text:p>
          </table:table-cell>
          <table:table-cell table:formula="of:=[.E21]+1" office:value-type="float" office:value="21" calcext:value-type="float">
            <text:p>21</text:p>
          </table:table-cell>
          <table:table-cell table:formula="of:=100/24*[.E21]" office:value-type="float" office:value="83.3333333333333" calcext:value-type="float">
            <text:p>83.3333333333333</text:p>
          </table:table-cell>
          <table:table-cell table:formula="of:=100/40*[.E21]" office:value-type="float" office:value="50" calcext:value-type="float">
            <text:p>50</text:p>
          </table:table-cell>
          <table:table-cell table:formula="of:=100/60*[.E21]" office:value-type="float" office:value="33.3333333333333" calcext:value-type="float">
            <text:p>33.3333333333333</text:p>
          </table:table-cell>
          <table:table-cell table:number-columns-repeated="1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100/15*[.A22]" office:value-type="float" office:value="140" calcext:value-type="float">
            <text:p>140</text:p>
          </table:table-cell>
          <table:table-cell table:formula="of:=100/21*[.A22]" office:value-type="float" office:value="100" calcext:value-type="float">
            <text:p>100</text:p>
          </table:table-cell>
          <table:table-cell table:formula="of:=100/35*[.A22]" office:value-type="float" office:value="60" calcext:value-type="float">
            <text:p>60</text:p>
          </table:table-cell>
          <table:table-cell table:formula="of:=[.E22]+1" office:value-type="float" office:value="22" calcext:value-type="float">
            <text:p>22</text:p>
          </table:table-cell>
          <table:table-cell table:formula="of:=100/24*[.E22]" office:value-type="float" office:value="87.5" calcext:value-type="float">
            <text:p>87.5</text:p>
          </table:table-cell>
          <table:table-cell table:formula="of:=100/40*[.E22]" office:value-type="float" office:value="52.5" calcext:value-type="float">
            <text:p>52.5</text:p>
          </table:table-cell>
          <table:table-cell table:formula="of:=100/60*[.E22]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100/15*[.A23]" office:value-type="float" office:value="146.666666666667" calcext:value-type="float">
            <text:p>146.666666666667</text:p>
          </table:table-cell>
          <table:table-cell table:formula="of:=100/21*[.A23]" office:value-type="float" office:value="104.761904761905" calcext:value-type="float">
            <text:p>104.761904761905</text:p>
          </table:table-cell>
          <table:table-cell table:formula="of:=100/35*[.A23]" office:value-type="float" office:value="62.8571428571429" calcext:value-type="float">
            <text:p>62.8571428571429</text:p>
          </table:table-cell>
          <table:table-cell table:formula="of:=[.E23]+1" office:value-type="float" office:value="23" calcext:value-type="float">
            <text:p>23</text:p>
          </table:table-cell>
          <table:table-cell table:formula="of:=100/24*[.E23]" office:value-type="float" office:value="91.6666666666667" calcext:value-type="float">
            <text:p>91.6666666666667</text:p>
          </table:table-cell>
          <table:table-cell table:formula="of:=100/40*[.E23]" office:value-type="float" office:value="55" calcext:value-type="float">
            <text:p>55</text:p>
          </table:table-cell>
          <table:table-cell table:formula="of:=100/60*[.E23]" office:value-type="float" office:value="36.6666666666667" calcext:value-type="float">
            <text:p>36.6666666666667</text:p>
          </table:table-cell>
          <table:table-cell table:number-columns-repeated="1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100/15*[.A24]" office:value-type="float" office:value="153.333333333333" calcext:value-type="float">
            <text:p>153.333333333333</text:p>
          </table:table-cell>
          <table:table-cell table:formula="of:=100/21*[.A24]" office:value-type="float" office:value="109.52380952381" calcext:value-type="float">
            <text:p>109.52380952381</text:p>
          </table:table-cell>
          <table:table-cell table:formula="of:=100/35*[.A24]" office:value-type="float" office:value="65.7142857142857" calcext:value-type="float">
            <text:p>65.7142857142857</text:p>
          </table:table-cell>
          <table:table-cell table:formula="of:=[.E24]+1" office:value-type="float" office:value="24" calcext:value-type="float">
            <text:p>24</text:p>
          </table:table-cell>
          <table:table-cell table:formula="of:=100/24*[.E24]" office:value-type="float" office:value="95.8333333333333" calcext:value-type="float">
            <text:p>95.8333333333333</text:p>
          </table:table-cell>
          <table:table-cell table:formula="of:=100/40*[.E24]" office:value-type="float" office:value="57.5" calcext:value-type="float">
            <text:p>57.5</text:p>
          </table:table-cell>
          <table:table-cell table:formula="of:=100/60*[.E24]" office:value-type="float" office:value="38.3333333333333" calcext:value-type="float">
            <text:p>38.3333333333333</text:p>
          </table:table-cell>
          <table:table-cell table:number-columns-repeated="1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100/15*[.A25]" office:value-type="float" office:value="160" calcext:value-type="float">
            <text:p>160</text:p>
          </table:table-cell>
          <table:table-cell table:formula="of:=100/21*[.A25]" office:value-type="float" office:value="114.285714285714" calcext:value-type="float">
            <text:p>114.285714285714</text:p>
          </table:table-cell>
          <table:table-cell table:formula="of:=100/35*[.A25]" office:value-type="float" office:value="68.5714285714286" calcext:value-type="float">
            <text:p>68.5714285714286</text:p>
          </table:table-cell>
          <table:table-cell table:formula="of:=[.E25]+1" office:value-type="float" office:value="25" calcext:value-type="float">
            <text:p>25</text:p>
          </table:table-cell>
          <table:table-cell/>
          <table:table-cell table:formula="of:=100/40*[.E25]" office:value-type="float" office:value="60" calcext:value-type="float">
            <text:p>60</text:p>
          </table:table-cell>
          <table:table-cell table:formula="of:=100/60*[.E25]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100/15*[.A26]" office:value-type="float" office:value="166.666666666667" calcext:value-type="float">
            <text:p>166.666666666667</text:p>
          </table:table-cell>
          <table:table-cell table:formula="of:=100/21*[.A26]" office:value-type="float" office:value="119.047619047619" calcext:value-type="float">
            <text:p>119.047619047619</text:p>
          </table:table-cell>
          <table:table-cell table:formula="of:=100/35*[.A26]" office:value-type="float" office:value="71.4285714285714" calcext:value-type="float">
            <text:p>71.4285714285714</text:p>
          </table:table-cell>
          <table:table-cell table:formula="of:=[.E26]+1" office:value-type="float" office:value="26" calcext:value-type="float">
            <text:p>26</text:p>
          </table:table-cell>
          <table:table-cell/>
          <table:table-cell table:formula="of:=100/40*[.E26]" office:value-type="float" office:value="62.5" calcext:value-type="float">
            <text:p>62.5</text:p>
          </table:table-cell>
          <table:table-cell table:formula="of:=100/60*[.E26]" office:value-type="float" office:value="41.6666666666667" calcext:value-type="float">
            <text:p>41.6666666666667</text:p>
          </table:table-cell>
          <table:table-cell table:number-columns-repeated="1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100/15*[.A27]" office:value-type="float" office:value="173.333333333333" calcext:value-type="float">
            <text:p>173.333333333333</text:p>
          </table:table-cell>
          <table:table-cell table:formula="of:=100/21*[.A27]" office:value-type="float" office:value="123.809523809524" calcext:value-type="float">
            <text:p>123.809523809524</text:p>
          </table:table-cell>
          <table:table-cell table:formula="of:=100/35*[.A27]" office:value-type="float" office:value="74.2857142857143" calcext:value-type="float">
            <text:p>74.2857142857143</text:p>
          </table:table-cell>
          <table:table-cell table:formula="of:=[.E27]+1" office:value-type="float" office:value="27" calcext:value-type="float">
            <text:p>27</text:p>
          </table:table-cell>
          <table:table-cell/>
          <table:table-cell table:formula="of:=100/40*[.E27]" office:value-type="float" office:value="65" calcext:value-type="float">
            <text:p>65</text:p>
          </table:table-cell>
          <table:table-cell table:formula="of:=100/60*[.E27]" office:value-type="float" office:value="43.3333333333333" calcext:value-type="float">
            <text:p>43.3333333333333</text:p>
          </table:table-cell>
          <table:table-cell table:number-columns-repeated="12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100/15*[.A28]" office:value-type="float" office:value="180" calcext:value-type="float">
            <text:p>180</text:p>
          </table:table-cell>
          <table:table-cell table:formula="of:=100/21*[.A28]" office:value-type="float" office:value="128.571428571429" calcext:value-type="float">
            <text:p>128.571428571429</text:p>
          </table:table-cell>
          <table:table-cell table:formula="of:=100/35*[.A28]" office:value-type="float" office:value="77.1428571428571" calcext:value-type="float">
            <text:p>77.1428571428571</text:p>
          </table:table-cell>
          <table:table-cell table:formula="of:=[.E28]+1" office:value-type="float" office:value="28" calcext:value-type="float">
            <text:p>28</text:p>
          </table:table-cell>
          <table:table-cell/>
          <table:table-cell table:formula="of:=100/40*[.E28]" office:value-type="float" office:value="67.5" calcext:value-type="float">
            <text:p>67.5</text:p>
          </table:table-cell>
          <table:table-cell table:formula="of:=100/60*[.E28]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100/15*[.A29]" office:value-type="float" office:value="186.666666666667" calcext:value-type="float">
            <text:p>186.666666666667</text:p>
          </table:table-cell>
          <table:table-cell table:formula="of:=100/21*[.A29]" office:value-type="float" office:value="133.333333333333" calcext:value-type="float">
            <text:p>133.333333333333</text:p>
          </table:table-cell>
          <table:table-cell table:formula="of:=100/35*[.A29]" office:value-type="float" office:value="80" calcext:value-type="float">
            <text:p>80</text:p>
          </table:table-cell>
          <table:table-cell table:formula="of:=[.E29]+1" office:value-type="float" office:value="29" calcext:value-type="float">
            <text:p>29</text:p>
          </table:table-cell>
          <table:table-cell/>
          <table:table-cell table:formula="of:=100/40*[.E29]" office:value-type="float" office:value="70" calcext:value-type="float">
            <text:p>70</text:p>
          </table:table-cell>
          <table:table-cell table:formula="of:=100/60*[.E29]" office:value-type="float" office:value="46.6666666666667" calcext:value-type="float">
            <text:p>46.6666666666667</text:p>
          </table:table-cell>
          <table:table-cell table:number-columns-repeated="1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100/15*[.A30]" office:value-type="float" office:value="193.333333333333" calcext:value-type="float">
            <text:p>193.333333333333</text:p>
          </table:table-cell>
          <table:table-cell table:formula="of:=100/21*[.A30]" office:value-type="float" office:value="138.095238095238" calcext:value-type="float">
            <text:p>138.095238095238</text:p>
          </table:table-cell>
          <table:table-cell table:formula="of:=100/35*[.A30]" office:value-type="float" office:value="82.8571428571429" calcext:value-type="float">
            <text:p>82.8571428571429</text:p>
          </table:table-cell>
          <table:table-cell table:formula="of:=[.E30]+1" office:value-type="float" office:value="30" calcext:value-type="float">
            <text:p>30</text:p>
          </table:table-cell>
          <table:table-cell/>
          <table:table-cell table:formula="of:=100/40*[.E30]" office:value-type="float" office:value="72.5" calcext:value-type="float">
            <text:p>72.5</text:p>
          </table:table-cell>
          <table:table-cell table:formula="of:=100/60*[.E30]" office:value-type="float" office:value="48.3333333333333" calcext:value-type="float">
            <text:p>48.3333333333333</text:p>
          </table:table-cell>
          <table:table-cell table:number-columns-repeated="12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100/15*[.A31]" office:value-type="float" office:value="200" calcext:value-type="float">
            <text:p>200</text:p>
          </table:table-cell>
          <table:table-cell table:formula="of:=100/21*[.A31]" office:value-type="float" office:value="142.857142857143" calcext:value-type="float">
            <text:p>142.857142857143</text:p>
          </table:table-cell>
          <table:table-cell table:formula="of:=100/35*[.A31]" office:value-type="float" office:value="85.7142857142857" calcext:value-type="float">
            <text:p>85.7142857142857</text:p>
          </table:table-cell>
          <table:table-cell table:formula="of:=[.E31]+1" office:value-type="float" office:value="31" calcext:value-type="float">
            <text:p>31</text:p>
          </table:table-cell>
          <table:table-cell/>
          <table:table-cell table:formula="of:=100/40*[.E31]" office:value-type="float" office:value="75" calcext:value-type="float">
            <text:p>75</text:p>
          </table:table-cell>
          <table:table-cell table:formula="of:=100/60*[.E31]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100/15*[.A32]" office:value-type="float" office:value="206.666666666667" calcext:value-type="float">
            <text:p>206.666666666667</text:p>
          </table:table-cell>
          <table:table-cell table:formula="of:=100/21*[.A32]" office:value-type="float" office:value="147.619047619048" calcext:value-type="float">
            <text:p>147.619047619048</text:p>
          </table:table-cell>
          <table:table-cell table:formula="of:=100/35*[.A32]" office:value-type="float" office:value="88.5714285714286" calcext:value-type="float">
            <text:p>88.5714285714286</text:p>
          </table:table-cell>
          <table:table-cell table:formula="of:=[.E32]+1" office:value-type="float" office:value="32" calcext:value-type="float">
            <text:p>32</text:p>
          </table:table-cell>
          <table:table-cell/>
          <table:table-cell table:formula="of:=100/40*[.E32]" office:value-type="float" office:value="77.5" calcext:value-type="float">
            <text:p>77.5</text:p>
          </table:table-cell>
          <table:table-cell table:formula="of:=100/60*[.E32]" office:value-type="float" office:value="51.6666666666667" calcext:value-type="float">
            <text:p>51.6666666666667</text:p>
          </table:table-cell>
          <table:table-cell table:number-columns-repeated="12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100/15*[.A33]" office:value-type="float" office:value="213.333333333333" calcext:value-type="float">
            <text:p>213.333333333333</text:p>
          </table:table-cell>
          <table:table-cell table:formula="of:=100/21*[.A33]" office:value-type="float" office:value="152.380952380952" calcext:value-type="float">
            <text:p>152.380952380952</text:p>
          </table:table-cell>
          <table:table-cell table:formula="of:=100/35*[.A33]" office:value-type="float" office:value="91.4285714285714" calcext:value-type="float">
            <text:p>91.4285714285714</text:p>
          </table:table-cell>
          <table:table-cell table:formula="of:=[.E33]+1" office:value-type="float" office:value="33" calcext:value-type="float">
            <text:p>33</text:p>
          </table:table-cell>
          <table:table-cell/>
          <table:table-cell table:formula="of:=100/40*[.E33]" office:value-type="float" office:value="80" calcext:value-type="float">
            <text:p>80</text:p>
          </table:table-cell>
          <table:table-cell table:formula="of:=100/60*[.E33]" office:value-type="float" office:value="53.3333333333333" calcext:value-type="float">
            <text:p>53.3333333333333</text:p>
          </table:table-cell>
          <table:table-cell table:number-columns-repeated="12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100/15*[.A34]" office:value-type="float" office:value="220" calcext:value-type="float">
            <text:p>220</text:p>
          </table:table-cell>
          <table:table-cell table:formula="of:=100/21*[.A34]" office:value-type="float" office:value="157.142857142857" calcext:value-type="float">
            <text:p>157.142857142857</text:p>
          </table:table-cell>
          <table:table-cell table:formula="of:=100/35*[.A34]" office:value-type="float" office:value="94.2857142857143" calcext:value-type="float">
            <text:p>94.2857142857143</text:p>
          </table:table-cell>
          <table:table-cell table:formula="of:=[.E34]+1" office:value-type="float" office:value="34" calcext:value-type="float">
            <text:p>34</text:p>
          </table:table-cell>
          <table:table-cell/>
          <table:table-cell table:formula="of:=100/40*[.E34]" office:value-type="float" office:value="82.5" calcext:value-type="float">
            <text:p>82.5</text:p>
          </table:table-cell>
          <table:table-cell table:formula="of:=100/60*[.E34]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100/15*[.A35]" office:value-type="float" office:value="226.666666666667" calcext:value-type="float">
            <text:p>226.666666666667</text:p>
          </table:table-cell>
          <table:table-cell table:formula="of:=100/21*[.A35]" office:value-type="float" office:value="161.904761904762" calcext:value-type="float">
            <text:p>161.904761904762</text:p>
          </table:table-cell>
          <table:table-cell table:formula="of:=100/35*[.A35]" office:value-type="float" office:value="97.1428571428571" calcext:value-type="float">
            <text:p>97.1428571428571</text:p>
          </table:table-cell>
          <table:table-cell table:formula="of:=[.E35]+1" office:value-type="float" office:value="35" calcext:value-type="float">
            <text:p>35</text:p>
          </table:table-cell>
          <table:table-cell/>
          <table:table-cell table:formula="of:=100/40*[.E35]" office:value-type="float" office:value="85" calcext:value-type="float">
            <text:p>85</text:p>
          </table:table-cell>
          <table:table-cell table:formula="of:=100/60*[.E35]" office:value-type="float" office:value="56.6666666666667" calcext:value-type="float">
            <text:p>56.6666666666667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E36]+1" office:value-type="float" office:value="36" calcext:value-type="float">
            <text:p>36</text:p>
          </table:table-cell>
          <table:table-cell/>
          <table:table-cell table:formula="of:=100/40*[.E36]" office:value-type="float" office:value="87.5" calcext:value-type="float">
            <text:p>87.5</text:p>
          </table:table-cell>
          <table:table-cell table:formula="of:=100/60*[.E36]" office:value-type="float" office:value="58.3333333333333" calcext:value-type="float">
            <text:p>58.33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leinste Distanz: ca 0,95%</text:p>
          </table:table-cell>
          <table:table-cell table:number-columns-repeated="2"/>
          <table:table-cell table:formula="of:=[.E37]+1" office:value-type="float" office:value="37" calcext:value-type="float">
            <text:p>37</text:p>
          </table:table-cell>
          <table:table-cell/>
          <table:table-cell table:formula="of:=100/40*[.E37]" office:value-type="float" office:value="90" calcext:value-type="float">
            <text:p>90</text:p>
          </table:table-cell>
          <table:table-cell table:formula="of:=100/60*[.E37]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E38]+1" office:value-type="float" office:value="38" calcext:value-type="float">
            <text:p>38</text:p>
          </table:table-cell>
          <table:table-cell/>
          <table:table-cell table:formula="of:=100/40*[.E38]" office:value-type="float" office:value="92.5" calcext:value-type="float">
            <text:p>92.5</text:p>
          </table:table-cell>
          <table:table-cell table:formula="of:=100/60*[.E38]" office:value-type="float" office:value="61.6666666666667" calcext:value-type="float">
            <text:p>61.6666666666667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E39]+1" office:value-type="float" office:value="39" calcext:value-type="float">
            <text:p>39</text:p>
          </table:table-cell>
          <table:table-cell/>
          <table:table-cell table:formula="of:=100/40*[.E39]" office:value-type="float" office:value="95" calcext:value-type="float">
            <text:p>95</text:p>
          </table:table-cell>
          <table:table-cell table:formula="of:=100/60*[.E39]" office:value-type="float" office:value="63.3333333333333" calcext:value-type="float">
            <text:p>63.3333333333333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E40]+1" office:value-type="float" office:value="40" calcext:value-type="float">
            <text:p>40</text:p>
          </table:table-cell>
          <table:table-cell/>
          <table:table-cell table:formula="of:=100/40*[.E40]" office:value-type="float" office:value="97.5" calcext:value-type="float">
            <text:p>97.5</text:p>
          </table:table-cell>
          <table:table-cell table:formula="of:=100/60*[.E40]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E41]+1" office:value-type="float" office:value="41" calcext:value-type="float">
            <text:p>41</text:p>
          </table:table-cell>
          <table:table-cell table:number-columns-repeated="2"/>
          <table:table-cell table:formula="of:=100/60*[.E41]" office:value-type="float" office:value="66.6666666666667" calcext:value-type="float">
            <text:p>66.6666666666667</text:p>
          </table:table-cell>
          <table:table-cell table:style-name="ce3" table:number-columns-repeated="4"/>
          <table:table-cell table:style-name="ce2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formula="of:=[.E42]+1" office:value-type="float" office:value="42" calcext:value-type="float">
            <text:p>42</text:p>
          </table:table-cell>
          <table:table-cell table:number-columns-repeated="2"/>
          <table:table-cell table:formula="of:=100/60*[.E42]" office:value-type="float" office:value="68.3333333333333" calcext:value-type="float">
            <text:p>68.3333333333333</text:p>
          </table:table-cell>
          <table:table-cell table:style-name="ce3" table:number-columns-repeated="4"/>
          <table:table-cell table:style-name="ce2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formula="of:=[.E43]+1" office:value-type="float" office:value="43" calcext:value-type="float">
            <text:p>43</text:p>
          </table:table-cell>
          <table:table-cell table:number-columns-repeated="2"/>
          <table:table-cell table:formula="of:=100/60*[.E43]" office:value-type="float" office:value="70" calcext:value-type="float">
            <text:p>70</text:p>
          </table:table-cell>
          <table:table-cell table:style-name="ce3" table:number-columns-repeated="4"/>
          <table:table-cell table:style-name="ce2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formula="of:=[.E44]+1" office:value-type="float" office:value="44" calcext:value-type="float">
            <text:p>44</text:p>
          </table:table-cell>
          <table:table-cell table:number-columns-repeated="2"/>
          <table:table-cell table:formula="of:=100/60*[.E44]" office:value-type="float" office:value="71.6666666666667" calcext:value-type="float">
            <text:p>71.6666666666667</text:p>
          </table:table-cell>
          <table:table-cell table:style-name="ce3" table:number-columns-repeated="4"/>
          <table:table-cell table:style-name="ce2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formula="of:=[.E45]+1" office:value-type="float" office:value="45" calcext:value-type="float">
            <text:p>45</text:p>
          </table:table-cell>
          <table:table-cell table:number-columns-repeated="2"/>
          <table:table-cell table:formula="of:=100/60*[.E45]" office:value-type="float" office:value="73.3333333333333" calcext:value-type="float">
            <text:p>73.3333333333333</text:p>
          </table:table-cell>
          <table:table-cell table:style-name="ce3" table:number-columns-repeated="4"/>
          <table:table-cell table:style-name="ce2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formula="of:=[.E46]+1" office:value-type="float" office:value="46" calcext:value-type="float">
            <text:p>46</text:p>
          </table:table-cell>
          <table:table-cell table:number-columns-repeated="2"/>
          <table:table-cell table:formula="of:=100/60*[.E46]" office:value-type="float" office:value="75" calcext:value-type="float">
            <text:p>75</text:p>
          </table:table-cell>
          <table:table-cell table:style-name="ce3" table:number-columns-repeated="4"/>
          <table:table-cell table:style-name="ce2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formula="of:=[.E47]+1" office:value-type="float" office:value="47" calcext:value-type="float">
            <text:p>47</text:p>
          </table:table-cell>
          <table:table-cell table:number-columns-repeated="2"/>
          <table:table-cell table:formula="of:=100/60*[.E47]" office:value-type="float" office:value="76.6666666666667" calcext:value-type="float">
            <text:p>76.6666666666667</text:p>
          </table:table-cell>
          <table:table-cell table:style-name="ce3" table:number-columns-repeated="4"/>
          <table:table-cell table:style-name="ce2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formula="of:=[.E48]+1" office:value-type="float" office:value="48" calcext:value-type="float">
            <text:p>48</text:p>
          </table:table-cell>
          <table:table-cell table:number-columns-repeated="2"/>
          <table:table-cell table:formula="of:=100/60*[.E48]" office:value-type="float" office:value="78.3333333333333" calcext:value-type="float">
            <text:p>78.3333333333333</text:p>
          </table:table-cell>
          <table:table-cell table:style-name="ce3" table:number-columns-repeated="4"/>
          <table:table-cell table:style-name="ce2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formula="of:=[.E49]+1" office:value-type="float" office:value="49" calcext:value-type="float">
            <text:p>49</text:p>
          </table:table-cell>
          <table:table-cell table:number-columns-repeated="2"/>
          <table:table-cell table:formula="of:=100/60*[.E49]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6"/>
        </table:table-row>
        <table:table-row table:style-name="ro1">
          <table:table-cell table:number-columns-repeated="4"/>
          <table:table-cell table:formula="of:=[.E50]+1" office:value-type="float" office:value="50" calcext:value-type="float">
            <text:p>50</text:p>
          </table:table-cell>
          <table:table-cell table:number-columns-repeated="2"/>
          <table:table-cell table:formula="of:=100/60*[.E50]" office:value-type="float" office:value="81.6666666666667" calcext:value-type="float">
            <text:p>81.6666666666667</text:p>
          </table:table-cell>
          <table:table-cell table:style-name="ce3" table:number-columns-repeated="6"/>
          <table:table-cell table:number-columns-repeated="6"/>
        </table:table-row>
        <table:table-row table:style-name="ro1">
          <table:table-cell table:number-columns-repeated="4"/>
          <table:table-cell table:formula="of:=[.E51]+1" office:value-type="float" office:value="51" calcext:value-type="float">
            <text:p>51</text:p>
          </table:table-cell>
          <table:table-cell table:number-columns-repeated="2"/>
          <table:table-cell table:formula="of:=100/60*[.E51]" office:value-type="float" office:value="83.3333333333333" calcext:value-type="float">
            <text:p>83.3333333333333</text:p>
          </table:table-cell>
          <table:table-cell table:style-name="ce3" table:number-columns-repeated="6"/>
          <table:table-cell table:number-columns-repeated="6"/>
        </table:table-row>
        <table:table-row table:style-name="ro1">
          <table:table-cell table:number-columns-repeated="4"/>
          <table:table-cell table:formula="of:=[.E52]+1" office:value-type="float" office:value="52" calcext:value-type="float">
            <text:p>52</text:p>
          </table:table-cell>
          <table:table-cell table:number-columns-repeated="2"/>
          <table:table-cell table:formula="of:=100/60*[.E52]" office:value-type="float" office:value="85" calcext:value-type="float">
            <text:p>85</text:p>
          </table:table-cell>
          <table:table-cell table:style-name="ce3" table:number-columns-repeated="6"/>
          <table:table-cell table:number-columns-repeated="6"/>
        </table:table-row>
        <table:table-row table:style-name="ro1">
          <table:table-cell table:number-columns-repeated="4"/>
          <table:table-cell table:formula="of:=[.E53]+1" office:value-type="float" office:value="53" calcext:value-type="float">
            <text:p>53</text:p>
          </table:table-cell>
          <table:table-cell table:number-columns-repeated="2"/>
          <table:table-cell table:formula="of:=100/60*[.E53]" office:value-type="float" office:value="86.6666666666667" calcext:value-type="float">
            <text:p>86.6666666666667</text:p>
          </table:table-cell>
          <table:table-cell table:style-name="ce3" table:number-columns-repeated="6"/>
          <table:table-cell table:number-columns-repeated="6"/>
        </table:table-row>
        <table:table-row table:style-name="ro1">
          <table:table-cell table:number-columns-repeated="4"/>
          <table:table-cell table:formula="of:=[.E54]+1" office:value-type="float" office:value="54" calcext:value-type="float">
            <text:p>54</text:p>
          </table:table-cell>
          <table:table-cell table:number-columns-repeated="2"/>
          <table:table-cell table:formula="of:=100/60*[.E54]" office:value-type="float" office:value="88.3333333333333" calcext:value-type="float">
            <text:p>88.3333333333333</text:p>
          </table:table-cell>
          <table:table-cell table:style-name="ce3" table:number-columns-repeated="6"/>
          <table:table-cell table:number-columns-repeated="6"/>
        </table:table-row>
        <table:table-row table:style-name="ro1">
          <table:table-cell table:number-columns-repeated="4"/>
          <table:table-cell table:formula="of:=[.E55]+1" office:value-type="float" office:value="55" calcext:value-type="float">
            <text:p>55</text:p>
          </table:table-cell>
          <table:table-cell table:number-columns-repeated="2"/>
          <table:table-cell table:formula="of:=100/60*[.E55]" office:value-type="float" office:value="90" calcext:value-type="float">
            <text:p>90</text:p>
          </table:table-cell>
          <table:table-cell table:style-name="ce3" table:number-columns-repeated="6"/>
          <table:table-cell table:number-columns-repeated="6"/>
        </table:table-row>
        <table:table-row table:style-name="ro1">
          <table:table-cell table:number-columns-repeated="4"/>
          <table:table-cell table:formula="of:=[.E56]+1" office:value-type="float" office:value="56" calcext:value-type="float">
            <text:p>56</text:p>
          </table:table-cell>
          <table:table-cell table:number-columns-repeated="2"/>
          <table:table-cell table:formula="of:=100/60*[.E56]" office:value-type="float" office:value="91.6666666666667" calcext:value-type="float">
            <text:p>91.6666666666667</text:p>
          </table:table-cell>
          <table:table-cell table:style-name="ce3" table:number-columns-repeated="6"/>
          <table:table-cell table:number-columns-repeated="6"/>
        </table:table-row>
        <table:table-row table:style-name="ro1">
          <table:table-cell table:number-columns-repeated="4"/>
          <table:table-cell table:formula="of:=[.E57]+1" office:value-type="float" office:value="57" calcext:value-type="float">
            <text:p>57</text:p>
          </table:table-cell>
          <table:table-cell table:number-columns-repeated="2"/>
          <table:table-cell table:formula="of:=100/60*[.E57]" office:value-type="float" office:value="93.3333333333333" calcext:value-type="float">
            <text:p>93.3333333333333</text:p>
          </table:table-cell>
          <table:table-cell table:style-name="ce3" table:number-columns-repeated="6"/>
          <table:table-cell table:number-columns-repeated="6"/>
        </table:table-row>
        <table:table-row table:style-name="ro1">
          <table:table-cell table:number-columns-repeated="4"/>
          <table:table-cell table:formula="of:=[.E58]+1" office:value-type="float" office:value="58" calcext:value-type="float">
            <text:p>58</text:p>
          </table:table-cell>
          <table:table-cell table:number-columns-repeated="2"/>
          <table:table-cell table:formula="of:=100/60*[.E58]" office:value-type="float" office:value="95" calcext:value-type="float">
            <text:p>95</text:p>
          </table:table-cell>
          <table:table-cell table:style-name="ce3" table:number-columns-repeated="6"/>
          <table:table-cell table:number-columns-repeated="6"/>
        </table:table-row>
        <table:table-row table:style-name="ro1">
          <table:table-cell table:number-columns-repeated="4"/>
          <table:table-cell table:formula="of:=[.E59]+1" office:value-type="float" office:value="59" calcext:value-type="float">
            <text:p>59</text:p>
          </table:table-cell>
          <table:table-cell table:number-columns-repeated="2"/>
          <table:table-cell table:formula="of:=100/60*[.E59]" office:value-type="float" office:value="96.6666666666667" calcext:value-type="float">
            <text:p>96.6666666666667</text:p>
          </table:table-cell>
          <table:table-cell table:style-name="ce3" table:number-columns-repeated="6"/>
          <table:table-cell table:number-columns-repeated="6"/>
        </table:table-row>
        <table:table-row table:style-name="ro1">
          <table:table-cell table:number-columns-repeated="4"/>
          <table:table-cell table:formula="of:=[.E60]+1" office:value-type="float" office:value="60" calcext:value-type="float">
            <text:p>60</text:p>
          </table:table-cell>
          <table:table-cell table:number-columns-repeated="2"/>
          <table:table-cell table:formula="of:=100/60*[.E60]" office:value-type="float" office:value="98.3333333333333" calcext:value-type="float">
            <text:p>98.3333333333333</text:p>
          </table:table-cell>
          <table:table-cell table:style-name="ce3" table:number-columns-repeated="6"/>
          <table:table-cell table:number-columns-repeated="6"/>
        </table:table-row>
        <table:table-row table:style-name="ro1">
          <table:table-cell table:style-name="ce3" table:number-columns-repeated="1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fraction number:min-numerator-digits="1" loext:max-numerator-digits="4" number:min-denominator-digits="1" loext:max-denominator-value="9999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fraction number:min-numerator-digits="1" loext:max-numerator-digits="4" number:min-denominator-digits="1" loext:max-denominator-value="999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 style:data-style-name="N2" text:time-value="21:22:41.917941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9:13:39.644852479</meta:creation-date>
    <dc:date>2020-02-02T21:24:22.749593778</dc:date>
    <meta:editing-duration>PT27M22S</meta:editing-duration>
    <meta:editing-cycles>6</meta:editing-cycles>
    <meta:generator>LibreOffice/6.2.8.2$Linux_X86_64 LibreOffice_project/20$Build-2</meta:generator>
    <meta:document-statistic meta:table-count="1" meta:cell-count="326" meta:object-count="0"/>
  </office:meta>
</office:document-meta>
</file>